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13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4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8" calcext:value-type="float">
            <text:p>0.59</text:p>
          </table:table-cell>
          <table:table-cell table:formula="of:=SUMPRODUCT([.F5:.F31];[.AC5:.AC31])/SUM([.AC5:.AC31])" office:value-type="float" office:value="-0.0819878311173675" calcext:value-type="float">
            <text:p>-0.0819878311</text:p>
          </table:table-cell>
          <table:table-cell table:formula="of:=([.F5]-[.$AE$5])^2" office:value-type="float" office:value="0.00672200445132997" calcext:value-type="float">
            <text:p>0.0067220045</text:p>
          </table:table-cell>
          <table:table-cell table:formula="of:=SUMPRODUCT([.AF5:.AF31];[.AC5:.AC31])/SUM([.AC5:.AC31])" office:value-type="float" office:value="20.8224863755051" calcext:value-type="float">
            <text:p>20.8224863755</text:p>
          </table:table-cell>
          <table:table-cell table:formula="of:=SQRT([.AG5])" office:value-type="float" office:value="4.56316626647607" calcext:value-type="float">
            <text:p>4.5631662665</text:p>
          </table:table-cell>
          <table:table-cell table:formula="of:=SUM([.AC5:.AC31])" office:value-type="float" office:value="119.015748334503" calcext:value-type="float">
            <text:p>119.0157483345</text:p>
          </table:table-cell>
          <table:table-cell table:formula="of:=[.AH5]/SQRT([.AI5])" office:value-type="float" office:value="0.418277089558017" calcext:value-type="float">
            <text:p>0.4182770896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1856918" calcext:value-type="float">
            <text:p>0.590668171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3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8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5" calcext:value-type="float">
            <text:p>0.56</text:p>
          </table:table-cell>
          <table:table-cell/>
          <table:table-cell table:formula="of:=([.F6]-[.$AE$5])^2" office:value-type="float" office:value="1.17069766668606" calcext:value-type="float">
            <text:p>1.1706976667</text:p>
          </table:table-cell>
          <table:table-cell table:number-columns-repeated="5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490895" calcext:value-type="float">
            <text:p>0.5617433185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3" calcext:value-type="float">
            <text:p>0.56</text:p>
          </table:table-cell>
          <table:table-cell/>
          <table:table-cell table:formula="of:=([.F7]-[.$AE$5])^2" office:value-type="float" office:value="4.3346733289208" calcext:value-type="float">
            <text:p>4.3346733289</text:p>
          </table:table-cell>
          <table:table-cell table:number-columns-repeated="5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3663463" calcext:value-type="float">
            <text:p>0.5557777337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4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7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4" calcext:value-type="float">
            <text:p>0.49</text:p>
          </table:table-cell>
          <table:table-cell/>
          <table:table-cell table:formula="of:=([.F8]-[.$AE$5])^2" office:value-type="float" office:value="9.49864899115554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59608474" calcext:value-type="float">
            <text:p>0.4853406596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4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6" calcext:value-type="float">
            <text:p>0.47</text:p>
          </table:table-cell>
          <table:table-cell/>
          <table:table-cell table:formula="of:=([.F9]-[.$AE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306386" calcext:value-type="float">
            <text:p>0.4749268953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1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E$5])^2" office:value-type="float" office:value="25.826600315625" calcext:value-type="float">
            <text:p>25.8266003156</text:p>
          </table:table-cell>
          <table:table-cell table:number-columns-repeated="5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285007" calcext:value-type="float">
            <text:p>0.4320493803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3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29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6" calcext:value-type="float">
            <text:p>0.41</text:p>
          </table:table-cell>
          <table:table-cell/>
          <table:table-cell table:formula="of:=([.F11]-[.$AE$5])^2" office:value-type="float" office:value="36.9905759778597" calcext:value-type="float">
            <text:p>36.9905759779</text:p>
          </table:table-cell>
          <table:table-cell table:number-columns-repeated="5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3677386" calcext:value-type="float">
            <text:p>0.4149966537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6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E$5])^2" office:value-type="float" office:value="50.1545516400945" calcext:value-type="float">
            <text:p>50.1545516401</text:p>
          </table:table-cell>
          <table:table-cell table:number-columns-repeated="5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8904787" calcext:value-type="float">
            <text:p>0.3559026089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3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E$5])^2" office:value-type="float" office:value="65.3185273023292" calcext:value-type="float">
            <text:p>65.3185273023</text:p>
          </table:table-cell>
          <table:table-cell table:number-columns-repeated="5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520665" calcext:value-type="float">
            <text:p>0.2886751352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4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E$5])^2" office:value-type="float" office:value="82.4825029645639" calcext:value-type="float">
            <text:p>82.4825029646</text:p>
          </table:table-cell>
          <table:table-cell table:number-columns-repeated="5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4057992" calcext:value-type="float">
            <text:p>0.233333334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2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6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5" calcext:value-type="float">
            <text:p>0.21</text:p>
          </table:table-cell>
          <table:table-cell/>
          <table:table-cell table:formula="of:=([.F15]-[.$AE$5])^2" office:value-type="float" office:value="101.646478626799" calcext:value-type="float">
            <text:p>101.6464786268</text:p>
          </table:table-cell>
          <table:table-cell table:number-columns-repeated="5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0696335" calcext:value-type="float">
            <text:p>0.2081666007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E$5])^2" office:value-type="float" office:value="145.974429951268" calcext:value-type="float">
            <text:p>145.9744299513</text:p>
          </table:table-cell>
          <table:table-cell table:number-columns-repeated="5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978011" calcext:value-type="float">
            <text:p>0.026457516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39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8" calcext:value-type="float">
            <text:p>0.02</text:p>
          </table:table-cell>
          <table:table-cell/>
          <table:table-cell table:formula="of:=([.F17]-[.$AE$5])^2" office:value-type="float" office:value="227.466356937972" calcext:value-type="float">
            <text:p>227.466356938</text:p>
          </table:table-cell>
          <table:table-cell table:number-columns-repeated="5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9314708" calcext:value-type="float">
            <text:p>0.0187082909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E$5])^2" office:value-type="float" office:value="403.286235249146" calcext:value-type="float">
            <text:p>403.2862352491</text:p>
          </table:table-cell>
          <table:table-cell table:number-columns-repeated="5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3098861" calcext:value-type="float">
            <text:p>0.0158113931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1" calcext:value-type="float">
            <text:p>0.60</text:p>
          </table:table-cell>
          <table:table-cell/>
          <table:table-cell table:formula="of:=([.F19]-[.$AE$5])^2" office:value-type="float" office:value="0.842746342216595" calcext:value-type="float">
            <text:p>0.8427463422</text:p>
          </table:table-cell>
          <table:table-cell table:number-columns-repeated="5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2812881" calcext:value-type="float">
            <text:p>0.6036923428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7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2" calcext:value-type="float">
            <text:p>0.55</text:p>
          </table:table-cell>
          <table:table-cell/>
          <table:table-cell table:formula="of:=([.F20]-[.$AE$5])^2" office:value-type="float" office:value="3.67877067998186" calcext:value-type="float">
            <text:p>3.67877068</text:p>
          </table:table-cell>
          <table:table-cell table:number-columns-repeated="5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7784322" calcext:value-type="float">
            <text:p>0.547722557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6" calcext:value-type="float">
            <text:p>0.51</text:p>
          </table:table-cell>
          <table:table-cell/>
          <table:table-cell table:formula="of:=([.F21]-[.$AE$5])^2" office:value-type="float" office:value="8.51479501774712" calcext:value-type="float">
            <text:p>8.5147950177</text:p>
          </table:table-cell>
          <table:table-cell table:number-columns-repeated="5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083396" calcext:value-type="float">
            <text:p>0.508811251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2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3" calcext:value-type="float">
            <text:p>0.50</text:p>
          </table:table-cell>
          <table:table-cell/>
          <table:table-cell table:formula="of:=([.F22]-[.$AE$5])^2" office:value-type="float" office:value="15.3508193555124" calcext:value-type="float">
            <text:p>15.3508193555</text:p>
          </table:table-cell>
          <table:table-cell table:number-columns-repeated="5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149153" calcext:value-type="float">
            <text:p>0.5022173061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E$5])^2" office:value-type="float" office:value="24.1868436932777" calcext:value-type="float">
            <text:p>24.1868436933</text:p>
          </table:table-cell>
          <table:table-cell table:number-columns-repeated="5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49533467" calcext:value-type="float">
            <text:p>0.4268749495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8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8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E$5])^2" office:value-type="float" office:value="35.0228680310429" calcext:value-type="float">
            <text:p>35.022868031</text:p>
          </table:table-cell>
          <table:table-cell table:number-columns-repeated="5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6421552" calcext:value-type="float">
            <text:p>0.4013864864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7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E$5])^2" office:value-type="float" office:value="47.8588923688082" calcext:value-type="float">
            <text:p>47.8588923688</text:p>
          </table:table-cell>
          <table:table-cell table:number-columns-repeated="5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49892137" calcext:value-type="float">
            <text:p>0.3496029499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E$5])^2" office:value-type="float" office:value="62.6949167065735" calcext:value-type="float">
            <text:p>62.6949167066</text:p>
          </table:table-cell>
          <table:table-cell table:number-columns-repeated="5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4300049" calcext:value-type="float">
            <text:p>0.3179797343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7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6" calcext:value-type="float">
            <text:p>0.24</text:p>
          </table:table-cell>
          <table:table-cell/>
          <table:table-cell table:formula="of:=([.F27]-[.$AE$5])^2" office:value-type="float" office:value="79.5309410443387" calcext:value-type="float">
            <text:p>79.5309410443</text:p>
          </table:table-cell>
          <table:table-cell table:number-columns-repeated="5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1091096" calcext:value-type="float">
            <text:p>0.235702261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5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E$5])^2" office:value-type="float" office:value="98.366965382104" calcext:value-type="float">
            <text:p>98.3669653821</text:p>
          </table:table-cell>
          <table:table-cell table:number-columns-repeated="5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4889872" calcext:value-type="float">
            <text:p>0.2185812849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2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E$5])^2" office:value-type="float" office:value="142.039014057635" calcext:value-type="float">
            <text:p>142.0390140576</text:p>
          </table:table-cell>
          <table:table-cell table:number-columns-repeated="5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5424269" calcext:value-type="float">
            <text:p>0.0364005515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8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E$5])^2" office:value-type="float" office:value="222.54708707093" calcext:value-type="float">
            <text:p>222.5470870709</text:p>
          </table:table-cell>
          <table:table-cell table:number-columns-repeated="5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56399992" calcext:value-type="float">
            <text:p>0.0150000056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39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E$5])^2" office:value-type="float" office:value="396.727208759757" calcext:value-type="float">
            <text:p>396.7272087598</text:p>
          </table:table-cell>
          <table:table-cell table:number-columns-repeated="5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87602899" calcext:value-type="float">
            <text:p>0.016583128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2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397562847875992" calcext:value-type="float">
            <text:p>0.3975628479</text:p>
          </table:table-cell>
          <table:table-cell table:style-name="ce12" table:formula="of:=[.R3]/[.J3]" office:value-type="float" office:value="0.414431721782737" calcext:value-type="float">
            <text:p>0.4144317218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2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383203362917762" calcext:value-type="float">
            <text:p>0.3832033629</text:p>
          </table:table-cell>
          <table:table-cell table:style-name="ce12" table:formula="of:=[.R4]/[.J4]" office:value-type="float" office:value="0.414265566494304" calcext:value-type="float">
            <text:p>0.4142655665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2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10372192268543" calcext:value-type="float">
            <text:p>0.4103721923</text:p>
          </table:table-cell>
          <table:table-cell table:style-name="ce12" table:formula="of:=[.R5]/[.J5]" office:value-type="float" office:value="0.429230493874365" calcext:value-type="float">
            <text:p>0.4292304939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6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0:31:24.983504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7T20:32:16.816341951</dc:date>
    <meta:editing-duration>PT4H48M21S</meta:editing-duration>
    <meta:editing-cycles>38</meta:editing-cycles>
    <meta:generator>LibreOffice/4.2.8.2$Linux_X86_64 LibreOffice_project/420m0$Build-2</meta:generator>
    <meta:document-statistic meta:table-count="2" meta:cell-count="1128" meta:object-count="0"/>
    <meta:user-defined meta:name="qrichtext">1</meta:user-defined>
  </office:meta>
</office:document-meta>
</file>